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au1" style:family="table">
      <style:table-properties style:width="25.7cm" fo:margin-top="0.3cm" fo:margin-bottom="0cm" table:align="margins" fo:background-color="transparent">
        <style:background-image/>
      </style:table-properties>
    </style:style>
    <style:style style:name="Tableau1.A" style:family="table-column">
      <style:table-column-properties style:column-width="8.567cm" style:rel-column-width="21845*"/>
    </style:style>
    <style:style style:name="Tableau1.1" style:family="table-row">
      <style:table-row-properties fo:background-color="#dddddd">
        <style:background-image/>
      </style:table-row-properties>
    </style:style>
    <style:style style:name="Tableau1.A1" style:family="table-cell">
      <style:table-cell-properties style:vertical-align="middle" fo:background-color="transparent" fo:padding="0.097cm" fo:border-left="0.75pt solid #000000" fo:border-right="none" fo:border-top="0.75pt solid #000000" fo:border-bottom="0.75pt solid #000000">
        <style:background-image/>
      </style:table-cell-properties>
    </style:style>
    <style:style style:name="Tableau1.C1" style:family="table-cell">
      <style:table-cell-properties style:vertical-align="middle" fo:background-color="transparent" fo:padding="0.097cm" fo:border="0.75pt solid #000000">
        <style:background-image/>
      </style:table-cell-properties>
    </style:style>
    <style:style style:name="Tableau1.A2" style:family="table-cell">
      <style:table-cell-properties style:vertical-align="middle" fo:padding="0.097cm" fo:border-left="0.75pt solid #000000" fo:border-right="none" fo:border-top="none" fo:border-bottom="0.75pt solid #000000"/>
    </style:style>
    <style:style style:name="Tableau1.B2" style:family="table-cell">
      <style:table-cell-properties style:vertical-align="middle" fo:padding="0.097cm" fo:border-left="0.75pt solid #000000" fo:border-right="none" fo:border-top="none" fo:border-bottom="0.75pt solid #000000"/>
    </style:style>
    <style:style style:name="Tableau1.C2" style:family="table-cell">
      <style:table-cell-properties style:vertical-align="middle" fo:padding="0.097cm" fo:border-left="0.75pt solid #000000" fo:border-right="0.75pt solid #000000" fo:border-top="none" fo:border-bottom="0.75pt solid #000000"/>
    </style:style>
    <style:style style:name="Tableau1.A3" style:family="table-cell">
      <style:table-cell-properties style:vertical-align="middle" fo:padding="0.097cm" fo:border-left="0.75pt solid #000000" fo:border-right="none" fo:border-top="none" fo:border-bottom="0.75pt solid #000000"/>
    </style:style>
    <style:style style:name="Tableau1.B3" style:family="table-cell">
      <style:table-cell-properties style:vertical-align="middle" fo:padding="0.097cm" fo:border-left="0.75pt solid #000000" fo:border-right="none" fo:border-top="none" fo:border-bottom="0.75pt solid #000000"/>
    </style:style>
    <style:style style:name="Tableau1.C3" style:family="table-cell">
      <style:table-cell-properties style:vertical-align="middle" fo:padding="0.097cm" fo:border-left="0.75pt solid #000000" fo:border-right="0.75pt solid #000000" fo:border-top="none" fo:border-bottom="0.75pt solid #000000"/>
    </style:style>
    <style:style style:name="Tableau3" style:family="table">
      <style:table-properties style:width="25.7cm" fo:margin-top="0.3cm" fo:margin-bottom="0cm" table:align="margins" fo:background-color="transparent">
        <style:background-image/>
      </style:table-properties>
    </style:style>
    <style:style style:name="Tableau3.A" style:family="table-column">
      <style:table-column-properties style:column-width="8.567cm" style:rel-column-width="21845*"/>
    </style:style>
    <style:style style:name="Tableau3.1" style:family="table-row">
      <style:table-row-properties fo:background-color="#dddddd">
        <style:background-image/>
      </style:table-row-properties>
    </style:style>
    <style:style style:name="Tableau3.A1" style:family="table-cell">
      <style:table-cell-properties style:vertical-align="middle" fo:background-color="transparent" fo:padding="0.097cm" fo:border-left="0.75pt solid #000000" fo:border-right="none" fo:border-top="0.75pt solid #000000" fo:border-bottom="0.75pt solid #000000">
        <style:background-image/>
      </style:table-cell-properties>
    </style:style>
    <style:style style:name="Tableau3.C1" style:family="table-cell">
      <style:table-cell-properties style:vertical-align="middle" fo:background-color="transparent" fo:padding="0.097cm" fo:border="0.75pt solid #000000">
        <style:background-image/>
      </style:table-cell-properties>
    </style:style>
    <style:style style:name="Tableau3.A2" style:family="table-cell">
      <style:table-cell-properties style:vertical-align="middle" fo:padding="0.097cm" fo:border-left="0.75pt solid #000000" fo:border-right="none" fo:border-top="none" fo:border-bottom="0.75pt solid #000000"/>
    </style:style>
    <style:style style:name="Tableau3.B2" style:family="table-cell">
      <style:table-cell-properties style:vertical-align="middle" fo:padding="0.097cm" fo:border-left="0.75pt solid #000000" fo:border-right="none" fo:border-top="none" fo:border-bottom="0.75pt solid #000000"/>
    </style:style>
    <style:style style:name="Tableau3.C2" style:family="table-cell">
      <style:table-cell-properties style:vertical-align="middle" fo:padding="0.097cm" fo:border-left="0.75pt solid #000000" fo:border-right="0.75pt solid #000000" fo:border-top="none" fo:border-bottom="0.75pt solid #000000"/>
    </style:style>
    <style:style style:name="Tableau3.A3" style:family="table-cell">
      <style:table-cell-properties style:vertical-align="middle" fo:padding="0.097cm" fo:border-left="0.75pt solid #000000" fo:border-right="none" fo:border-top="none" fo:border-bottom="0.75pt solid #000000"/>
    </style:style>
    <style:style style:name="Tableau3.B3" style:family="table-cell">
      <style:table-cell-properties style:vertical-align="middle" fo:padding="0.097cm" fo:border-left="0.75pt solid #000000" fo:border-right="none" fo:border-top="none" fo:border-bottom="0.75pt solid #000000"/>
    </style:style>
    <style:style style:name="Tableau3.C3" style:family="table-cell">
      <style:table-cell-properties style:vertical-align="middle" fo:padding="0.097cm" fo:border-left="0.75pt solid #000000" fo:border-right="0.75pt solid #000000" fo:border-top="none" fo:border-bottom="0.75pt solid #000000"/>
    </style:style>
    <style:style style:name="P1" style:family="paragraph" style:parent-style-name="Table_20_Contents">
      <style:paragraph-properties fo:break-before="page"/>
      <style:text-properties officeooo:rsid="0018eefd" officeooo:paragraph-rsid="0018eefd"/>
    </style:style>
    <style:style style:name="P2" style:family="paragraph" style:parent-style-name="Table_20_Contents">
      <style:paragraph-properties fo:break-before="page"/>
    </style:style>
    <style:style style:name="P3" style:family="paragraph" style:parent-style-name="Table_20_Contents">
      <style:paragraph-properties fo:text-align="center" style:justify-single-word="false"/>
      <style:text-properties fo:font-size="32pt" style:font-size-asian="32pt" style:font-size-complex="32pt"/>
    </style:style>
    <style:style style:name="P4" style:family="paragraph" style:parent-style-name="Standard">
      <loext:graphic-properties draw:fill-hatch-name="hatch"/>
      <style:paragraph-properties fo:margin-top="0.801cm" fo:margin-bottom="0.801cm" style:contextual-spacing="false" fo:text-align="center" style:justify-single-word="false"/>
      <style:text-properties fo:font-size="32pt" officeooo:paragraph-rsid="0027195f" style:font-size-asian="32pt" style:font-size-complex="32pt"/>
    </style:style>
    <style:style style:name="P5" style:family="paragraph" style:parent-style-name="Table_20_Contents">
      <loext:graphic-properties draw:fill-hatch-name="hatch"/>
      <style:paragraph-properties fo:margin-top="0.801cm" fo:margin-bottom="0.801cm" style:contextual-spacing="false" fo:text-align="center" style:justify-single-word="false"/>
      <style:text-properties fo:font-size="32pt" officeooo:paragraph-rsid="0027195f" style:font-size-asian="32pt" style:font-size-complex="32pt"/>
    </style:style>
    <style:style style:name="P6" style:family="paragraph" style:parent-style-name="Table_20_Contents">
      <style:paragraph-properties fo:text-align="center" style:justify-single-word="false"/>
      <style:text-properties fo:font-size="32pt" officeooo:paragraph-rsid="0027195f" style:font-size-asian="32pt" style:font-size-complex="32pt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able_20_Contents">
      <style:paragraph-properties fo:text-align="center" style:justify-single-word="false"/>
      <style:text-properties officeooo:paragraph-rsid="0029832b"/>
    </style:style>
    <style:style style:name="P9" style:family="paragraph" style:parent-style-name="Table_20_Contents">
      <style:text-properties officeooo:rsid="001a168b" officeooo:paragraph-rsid="001cc717"/>
    </style:style>
    <style:style style:name="P10" style:family="paragraph" style:parent-style-name="Table_20_Contents">
      <style:text-properties officeooo:rsid="001a168b" officeooo:paragraph-rsid="001bbaa6"/>
    </style:style>
    <style:style style:name="P11" style:family="paragraph" style:parent-style-name="Table_20_Contents">
      <style:paragraph-properties fo:break-before="page"/>
      <style:text-properties officeooo:rsid="001a168b" officeooo:paragraph-rsid="001bbaa6"/>
    </style:style>
    <style:style style:name="P12" style:family="paragraph" style:parent-style-name="Table_20_Contents">
      <style:paragraph-properties fo:break-before="page"/>
      <style:text-properties officeooo:rsid="001a168b" officeooo:paragraph-rsid="0029832b"/>
    </style:style>
    <style:style style:name="P13" style:family="paragraph" style:parent-style-name="Table_20_Contents">
      <style:text-properties officeooo:rsid="001a168b" officeooo:paragraph-rsid="0029832b"/>
    </style:style>
    <style:style style:name="P14" style:family="paragraph" style:parent-style-name="Table_20_Contents">
      <style:text-properties officeooo:paragraph-rsid="001cc717"/>
    </style:style>
    <style:style style:name="P15" style:family="paragraph" style:parent-style-name="Table_20_Contents">
      <style:paragraph-properties fo:break-before="page"/>
      <style:text-properties officeooo:rsid="0020059c" officeooo:paragraph-rsid="0020059c"/>
    </style:style>
    <style:style style:name="P16" style:family="paragraph" style:parent-style-name="Table_20_Contents">
      <style:text-properties officeooo:rsid="0020059c" officeooo:paragraph-rsid="0020059c"/>
    </style:style>
    <style:style style:name="P17" style:family="paragraph" style:parent-style-name="Table_20_Contents">
      <style:text-properties officeooo:rsid="0020059c" officeooo:paragraph-rsid="0020b488"/>
    </style:style>
    <style:style style:name="P18" style:family="paragraph" style:parent-style-name="Table_20_Contents">
      <style:paragraph-properties fo:break-before="page"/>
      <style:text-properties officeooo:rsid="0020059c" officeooo:paragraph-rsid="0020b488"/>
    </style:style>
    <style:style style:name="P19" style:family="paragraph" style:parent-style-name="Réponse">
      <style:text-properties officeooo:paragraph-rsid="0029832b"/>
    </style:style>
    <style:style style:name="P20" style:family="paragraph" style:parent-style-name="Table_20_Contents">
      <style:text-properties officeooo:paragraph-rsid="0029832b"/>
    </style:style>
    <style:style style:name="P21" style:family="paragraph" style:parent-style-name="Réponse">
      <loext:graphic-properties draw:fill-hatch-name="hatch"/>
      <style:paragraph-properties fo:margin-top="0cm" fo:margin-bottom="0cm" style:contextual-spacing="false"/>
      <style:text-properties officeooo:paragraph-rsid="0020b488"/>
    </style:style>
    <style:style style:name="P22" style:family="paragraph" style:parent-style-name="Table_20_Contents">
      <style:text-properties fo:font-size="12pt" style:font-size-asian="10.5pt" style:font-size-complex="12pt"/>
    </style:style>
    <style:style style:name="P23" style:family="paragraph" style:parent-style-name="Table_20_Contents">
      <style:text-properties fo:font-size="12pt" officeooo:paragraph-rsid="0027195f" style:font-size-asian="10.5pt" style:font-size-complex="12pt"/>
    </style:style>
    <style:style style:name="P24" style:family="paragraph" style:parent-style-name="Table_20_Contents">
      <style:paragraph-properties fo:break-before="page"/>
      <style:text-properties officeooo:paragraph-rsid="0027195f"/>
    </style:style>
    <style:style style:name="P2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style:paragraph-properties fo:margin-left="0cm" fo:margin-right="0cm" fo:margin-top="0cm" fo:margin-bottom="0cm" fo:line-height="100%" fo:text-indent="0cm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8" style:family="paragraph">
      <loext:graphic-properties draw:fill="solid" draw:fill-color="#3faf46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9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30" style:family="paragraph">
      <style:paragraph-properties fo:margin-left="0cm" fo:margin-right="0cm" fo:margin-top="0cm" fo:margin-bottom="0cm" fo:line-height="100%" fo:text-indent="0cm" style:writing-mode="lr-tb"/>
    </style:style>
    <style:style style:name="P31" style:family="paragraph">
      <loext:graphic-properties draw:fill="none" draw:fill-color="#729fc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32" style:family="paragraph">
      <loext:graphic-properties draw:fill="solid" draw:fill-color="#b85c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b85c00" loext:opacity="100%"/>
    </style:style>
    <style:style style:name="T2" style:family="text">
      <style:text-properties officeooo:rsid="0016a10d"/>
    </style:style>
    <style:style style:name="T3" style:family="text">
      <style:text-properties officeooo:rsid="00252fb6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ormula">
      <style:graphic-properties fo:margin-left="0cm" fo:margin-right="0cm" style:vertical-pos="from-top" style:horizontal-pos="from-left" style:horizontal-rel="paragraph-content" draw:ole-draw-aspect="1"/>
    </style:style>
    <style:style style:name="gr1" style:family="graphic">
      <style:graphic-properties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3cm" svg:stroke-color="#000000" draw:marker-start="" draw:marker-start-width="0.25cm" draw:marker-start-center="false" draw:marker-end="" draw:marker-end-width="0.25cm" draw:marker-end-center="false" draw:fill="none" draw:fill-color="#729fcf" draw:textarea-horizontal-align="justify" draw:textarea-vertical-align="middle" fo:padding-top="0.139cm" fo:padding-bottom="0.139cm" fo:padding-left="0.265cm" fo:padding-right="0.265cm" fo:wrap-option="wrap" draw:shadow="hidden" draw:shadow-offset-x="0.199cm" draw:shadow-offset-y="0.199cm" draw:shadow-color="#808080" style:run-through="foreground"/>
    </style:style>
    <style:style style:name="gr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67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32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5" style:family="graphic">
      <style:graphic-properties draw:stroke="solid" svg:stroke-width="0.03cm" svg:stroke-color="#b85c00" draw:marker-start="" draw:marker-start-width="0.25cm" draw:marker-start-center="false" draw:marker-end="" draw:marker-end-width="0.25cm" draw:marker-end-center="false" draw:fill="none" draw:fill-color="#729fcf" draw:textarea-horizontal-align="justify" draw:textarea-vertical-align="middle" fo:padding-top="0.139cm" fo:padding-bottom="0.139cm" fo:padding-left="0.265cm" fo:padding-right="0.265cm" fo:wrap-option="wrap" draw:shadow="hidden" draw:shadow-offset-x="0.199cm" draw:shadow-offset-y="0.199cm" draw:shadow-color="#808080" style:run-through="foreground"/>
    </style:style>
    <style:style style:name="gr6" style:family="graphic">
      <style:graphic-properties draw:stroke="solid" svg:stroke-width="0.101cm" svg:stroke-color="#b85c00" draw:marker-start="" draw:marker-start-width="0.349cm" draw:marker-start-center="false" draw:marker-end="" draw:marker-end-width="0.349cm" draw:marker-end-center="false" draw:fill="none" draw:fill-color="#729fcf" draw:textarea-horizontal-align="justify" draw:textarea-vertical-align="middle" draw:auto-grow-height="false" fo:min-height="0.332cm" fo:min-width="0.125cm" fo:padding-top="0.175cm" fo:padding-bottom="0.175cm" fo:padding-left="0.3cm" fo:padding-right="0.3cm" fo:wrap-option="wrap" draw:shadow="hidden" draw:shadow-offset-x="0.199cm" draw:shadow-offset-y="0.199cm" draw:shadow-color="#808080" style:run-through="foreground"/>
    </style:style>
    <style:style style:name="gr7" style:family="graphic">
      <style:graphic-properties style:run-through="foreground"/>
    </style:style>
    <style:style style:name="gr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faf46" draw:textarea-horizontal-align="justify" draw:textarea-vertical-align="middle" draw:auto-grow-height="false" fo:min-height="0.878cm" fo:min-width="9.349cm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" style:family="graphic">
      <style:graphic-properties draw:stroke="solid" svg:stroke-width="0.03cm" svg:stroke-color="#158466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016cm" fo:padding-bottom="0.016cm" fo:padding-left="0.016cm" fo:padding-right="0.016cm" fo:wrap-option="wrap" draw:shadow="hidden" draw:shadow-offset-x="0.199cm" draw:shadow-offset-y="0.199cm" draw:shadow-color="#808080" style:run-through="foreground"/>
    </style:style>
    <style:style style:name="gr10" style:family="graphic">
      <style:graphic-properties draw:stroke="solid" svg:stroke-width="0.016cm" svg:stroke-color="#158466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007cm" fo:padding-bottom="0.007cm" fo:padding-left="0.007cm" fo:padding-right="0.007cm" fo:wrap-option="wrap" draw:shadow="hidden" draw:shadow-offset-x="0.199cm" draw:shadow-offset-y="0.199cm" draw:shadow-color="#808080" style:run-through="foreground"/>
    </style:style>
    <style:style style:name="gr1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auto-grow-width="true" fo:min-height="1.208cm" fo:min-width="1.251cm" fo:padding-top="0.03cm" fo:padding-bottom="0.03cm" fo:padding-left="0.049cm" fo:padding-right="0.049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1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auto-grow-width="true" fo:min-height="1.208cm" fo:min-width="0.801cm" fo:padding-top="0.03cm" fo:padding-bottom="0.03cm" fo:padding-left="0.049cm" fo:padding-right="0.049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13" style:family="graphic">
      <style:graphic-properties draw:stroke="solid" svg:stroke-width="0.131cm" svg:stroke-color="#ff0000" draw:marker-start="" draw:marker-start-width="0.4cm" draw:marker-start-center="false" draw:marker-end="" draw:marker-end-width="0.4cm" draw:marker-end-center="false" draw:fill="solid" draw:fill-color="#729fcf" draw:textarea-horizontal-align="justify" draw:textarea-vertical-align="middle" fo:padding-top="0.191cm" fo:padding-bottom="0.191cm" fo:padding-left="0.316cm" fo:padding-right="0.316cm" fo:wrap-option="wrap" draw:shadow="hidden" draw:shadow-offset-x="0.199cm" draw:shadow-offset-y="0.199cm" draw:shadow-color="#808080" style:run-through="foreground"/>
    </style:style>
    <style:style style:name="gr14" style:family="graphic">
      <style:graphic-properties draw:stroke="solid" svg:stroke-width="0.041cm" svg:stroke-color="#000000" draw:marker-start="" draw:marker-start-width="0.259cm" draw:marker-start-center="false" draw:marker-end="" draw:marker-end-width="0.259cm" draw:marker-end-center="false" draw:fill="solid" draw:fill-color="#729fcf" draw:textarea-horizontal-align="justify" draw:textarea-vertical-align="middle" fo:padding-top="0.145cm" fo:padding-bottom="0.145cm" fo:padding-left="0.27cm" fo:padding-right="0.27cm" fo:wrap-option="wrap" draw:shadow="hidden" draw:shadow-offset-x="0.199cm" draw:shadow-offset-y="0.199cm" draw:shadow-color="#808080" style:run-through="foreground"/>
    </style:style>
    <style:style style:name="gr15" style:family="graphic">
      <style:graphic-properties draw:stroke="solid" svg:stroke-width="0.041cm" svg:stroke-color="#3465a4" draw:marker-start="" draw:marker-start-width="0.259cm" draw:marker-start-center="false" draw:marker-end="" draw:marker-end-width="0.259cm" draw:marker-end-center="false" draw:fill="solid" draw:fill-color="#b85c00" draw:textarea-horizontal-align="justify" draw:textarea-vertical-align="middle" draw:auto-grow-height="false" fo:min-height="2.051cm" fo:min-width="1.376cm" fo:padding-top="0.145cm" fo:padding-bottom="0.145cm" fo:padding-left="0.27cm" fo:padding-right="0.27cm" fo:wrap-option="wrap" draw:shadow="hidden" draw:shadow-offset-x="0.199cm" draw:shadow-offset-y="0.199cm" draw:shadow-color="#808080" style:run-through="foreground"/>
    </style:style>
    <style:style style:name="gr1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auto-grow-width="true" fo:min-height="0.967cm" fo:min-width="0.993cm" fo:padding-top="0.03cm" fo:padding-bottom="0.03cm" fo:padding-left="0.049cm" fo:padding-right="0.049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1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auto-grow-width="true" fo:min-height="0.967cm" fo:min-width="0.628cm" fo:padding-top="0.03cm" fo:padding-bottom="0.03cm" fo:padding-left="0.049cm" fo:padding-right="0.049cm" fo:wrap-option="wrap" draw:shadow="hidden" draw:shadow-offset-x="0.199cm" draw:shadow-offset-y="0.199cm" draw:shadow-color="#808080" style:run-through="foreground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able_20_Contents">Compléter le tableau :</text:p>
      <table:table table:name="Tableau1" table:style-name="Tableau1">
        <table:table-column table:style-name="Tableau1.A" table:number-columns-repeated="3"/>
        <table:table-row table:style-name="Tableau1.1">
          <table:table-cell table:style-name="Tableau1.A1" office:value-type="string">
            <text:p text:style-name="P3">Droites :</text:p>
          </table:table-cell>
          <table:table-cell table:style-name="Tableau1.A1" office:value-type="string">
            <text:p text:style-name="P3">Codage</text:p>
            <text:p text:style-name="P3">sur une figure :</text:p>
          </table:table-cell>
          <table:table-cell table:style-name="Tableau1.C1" office:value-type="string">
            <text:p text:style-name="P3">Notation :</text:p>
          </table:table-cell>
        </table:table-row>
        <table:table-row>
          <table:table-cell table:style-name="Tableau1.A2" office:value-type="string">
            <text:p text:style-name="P6">perpendiculaires</text:p>
          </table:table-cell>
          <table:table-cell table:style-name="Tableau1.B2" office:value-type="string">
            <text:p text:style-name="P5"><draw:g text:anchor-type="as-char" draw:z-index="0" draw:name="Objet de groupe 1" draw:style-name="gr1"><draw:line draw:style-name="gr2" draw:text-style-name="P25" svg:x1="1.286cm" svg:y1="0.777cm" svg:x2="2.53cm" svg:y2="3.329cm"><text:p/></draw:line><draw:line draw:style-name="gr2" draw:text-style-name="P25" svg:x1="0cm" svg:y1="2.935cm" svg:x2="3.642cm" svg:y2="1.136cm"><text:p/></draw:line><draw:frame draw:style-name="gr3" draw:text-style-name="P27" svg:width="1.361cm" svg:height="1.019cm" svg:x="0.591cm" svg:y="0cm"><draw:text-box><text:p text:style-name="P26"><text:span text:style-name="T5">(d)</text:span></text:p></draw:text-box></draw:frame><draw:frame draw:style-name="gr4" draw:text-style-name="P27" svg:width="1.527cm" svg:height="0.983cm" svg:x="3.424cm" svg:y="0.52cm"><draw:text-box><text:p text:style-name="P26"><text:span text:style-name="T5">(d’)</text:span></text:p></draw:text-box></draw:frame></draw:g></text:p>
          </table:table-cell>
          <table:table-cell table:style-name="Tableau1.C2" office:value-type="string">
            <text:p text:style-name="P3">(d) <text:s text:c="4"/>(d’)</text:p>
          </table:table-cell>
        </table:table-row>
        <table:table-row>
          <table:table-cell table:style-name="Tableau1.A3" office:value-type="string">
            <text:p text:style-name="P6">parallèles</text:p>
          </table:table-cell>
          <table:table-cell table:style-name="Tableau1.B3" office:value-type="string">
            <text:p text:style-name="P5"><draw:g text:anchor-type="as-char" draw:z-index="1" draw:name="Objet de groupe 5" draw:style-name="gr1"><draw:line draw:style-name="gr2" draw:text-style-name="P25" svg:x1="0.614cm" svg:y1="3.498cm" svg:x2="4.256cm" svg:y2="1.699cm"><text:p/></draw:line><draw:frame draw:style-name="gr3" draw:text-style-name="P27" svg:width="1.362cm" svg:height="1.019cm" svg:x="3.45cm" svg:y="0cm"><draw:text-box><text:p text:style-name="P26"><text:span text:style-name="T5">(d)</text:span></text:p></draw:text-box></draw:frame><draw:frame draw:style-name="gr4" draw:text-style-name="P27" svg:width="1.527cm" svg:height="0.983cm" svg:x="4.038cm" svg:y="1.085cm"><draw:text-box><text:p text:style-name="P26"><text:span text:style-name="T5">(d’)</text:span></text:p></draw:text-box></draw:frame><draw:line draw:style-name="gr2" draw:text-style-name="P25" svg:x1="0cm" svg:y1="2.467cm" svg:x2="3.642cm" svg:y2="0.668cm"><text:p/></draw:line></draw:g></text:p>
          </table:table-cell>
          <table:table-cell table:style-name="Tableau1.C3" office:value-type="string">
            <text:p text:style-name="P3">(d) <text:s text:c="3"/>(d’)</text:p>
          </table:table-cell>
        </table:table-row>
      </table:table>
      <text:p text:style-name="P22"/>
      <text:p text:style-name="P24">Compléter le tableau :</text:p>
      <table:table table:name="Tableau3" table:style-name="Tableau3">
        <table:table-column table:style-name="Tableau3.A" table:number-columns-repeated="3"/>
        <table:table-row table:style-name="Tableau3.1">
          <table:table-cell table:style-name="Tableau3.A1" office:value-type="string">
            <text:p text:style-name="P6">Droites :</text:p>
          </table:table-cell>
          <table:table-cell table:style-name="Tableau3.A1" office:value-type="string">
            <text:p text:style-name="P6">Codage</text:p>
            <text:p text:style-name="P6">sur une figure :</text:p>
          </table:table-cell>
          <table:table-cell table:style-name="Tableau3.C1" office:value-type="string">
            <text:p text:style-name="P6">Notation :</text:p>
          </table:table-cell>
        </table:table-row>
        <table:table-row>
          <table:table-cell table:style-name="Tableau3.A2" office:value-type="string">
            <text:p text:style-name="P6">perpendiculaires</text:p>
          </table:table-cell>
          <table:table-cell table:style-name="Tableau3.B2" office:value-type="string">
            <text:p text:style-name="P4"><draw:g text:anchor-type="as-char" draw:z-index="7" draw:name="Objet de groupe 7" draw:style-name="gr1"><draw:line draw:style-name="gr2" draw:text-style-name="P25" svg:x1="1.286cm" svg:y1="0.777cm" svg:x2="2.53cm" svg:y2="3.329cm"><text:p/></draw:line><draw:line draw:style-name="gr2" draw:text-style-name="P25" svg:x1="0cm" svg:y1="2.935cm" svg:x2="3.642cm" svg:y2="1.136cm"><text:p/></draw:line><draw:frame draw:style-name="gr3" draw:text-style-name="P27" svg:width="1.361cm" svg:height="1.019cm" svg:x="0.591cm" svg:y="0cm"><draw:text-box><text:p text:style-name="P26"><text:span text:style-name="T5">(d)</text:span></text:p></draw:text-box></draw:frame><draw:frame draw:style-name="gr4" draw:text-style-name="P27" svg:width="1.527cm" svg:height="0.983cm" svg:x="3.424cm" svg:y="0.52cm"><draw:text-box><text:p text:style-name="P26"><text:span text:style-name="T5">(d’)</text:span></text:p></draw:text-box></draw:frame><draw:line draw:style-name="gr5" draw:text-style-name="P25" svg:x1="1.68cm" svg:y1="1.58cm" svg:x2="2.09cm" svg:y2="1.376cm"><text:p/></draw:line><draw:line draw:style-name="gr5" draw:text-style-name="P25" svg:x1="2.295cm" svg:y1="1.778cm" svg:x2="2.09cm" svg:y2="1.368cm"><text:p/></draw:line></draw:g></text:p>
          </table:table-cell>
          <table:table-cell table:style-name="Tableau3.C2" office:value-type="string">
            <text:p text:style-name="P6">(d) <draw:frame draw:style-name="fr1" draw:name="Objet1" text:anchor-type="as-char" svg:y="-1.02cm" svg:width="1.171cm" svg:height="1.263cm" draw:z-index="6"><draw:object xlink:href="./Object 1" xlink:type="simple" xlink:show="embed" xlink:actuate="onLoad"/><draw:image xlink:href="./ObjectReplacements/Object 1" xlink:type="simple" xlink:show="embed" xlink:actuate="onLoad"/><svg:desc>formule</svg:desc></draw:frame><text:s/>(d’)</text:p>
          </table:table-cell>
        </table:table-row>
        <table:table-row>
          <table:table-cell table:style-name="Tableau3.A3" office:value-type="string">
            <text:p text:style-name="P6">parallèles</text:p>
          </table:table-cell>
          <table:table-cell table:style-name="Tableau3.B3" office:value-type="string">
            <text:p text:style-name="P5"><text:span text:style-name="Réponse"><text:span text:style-name="T4">Pas de codage<text:line-break/>pour des droites parallèles !</text:span></text:span></text:p>
          </table:table-cell>
          <table:table-cell table:style-name="Tableau3.C3" office:value-type="string">
            <text:p text:style-name="P6">(d) <text:span text:style-name="T1">//</text:span> (d’)</text:p>
          </table:table-cell>
        </table:table-row>
      </table:table>
      <text:p text:style-name="P23"/>
      <text:p text:style-name="Table_20_Contents"><text:soft-page-break/>Deux droites sont perpendiculaires lorsqu<text:span text:style-name="T2">e... </text:span></text:p>
      <text:p text:style-name="P2">Deux droites sont perpendiculaires lorsque…</text:p>
      <text:p text:style-name="Réponse"/>
      <text:p text:style-name="Réponse">elle<text:span text:style-name="T2">s</text:span> se coupent en formant un angle droit.</text:p>
      <text:p text:style-name="P2">Positionner l’équerre pour tracer la perpendiculaire à (d) passant par A :</text:p>
      <text:p text:style-name="Table_20_Contents"/>
      <text:p text:style-name="P7"><draw:g text:anchor-type="as-char" draw:z-index="2" draw:name="Forme8" draw:style-name="gr1"><draw:line draw:style-name="gr14" draw:text-style-name="P29" svg:x1="0cm" svg:y1="9.257cm" svg:x2="12.287cm" svg:y2="5.928cm"><text:p/></draw:line><draw:line draw:style-name="gr14" draw:text-style-name="P29" svg:x1="7.83cm" svg:y1="0.956cm" svg:x2="8.078cm" svg:y2="1.237cm"><text:p/></draw:line><draw:line draw:style-name="gr14" draw:text-style-name="P29" svg:x1="8.112cm" svg:y1="0.956cm" svg:x2="7.83cm" svg:y2="1.237cm"><text:p/></draw:line><draw:frame draw:style-name="gr16" draw:text-style-name="P31" svg:width="1.093cm" svg:height="1.027cm" svg:x="0.101cm" svg:y="7.872cm"><draw:text-box><text:p text:style-name="P30"><text:span text:style-name="T6">(d)</text:span></text:p></draw:text-box></draw:frame><draw:frame draw:style-name="gr17" draw:text-style-name="P31" svg:width="0.727cm" svg:height="1.027cm" svg:x="8.193cm" svg:y="0cm"><draw:text-box><text:p text:style-name="P30"><text:span text:style-name="T6">A</text:span></text:p></draw:text-box></draw:frame></draw:g></text:p>
      <text:p text:style-name="P2">Positionner l’équerre pour tracer la perpendiculaire à (d) passant par A :</text:p>
      <text:p text:style-name="Table_20_Contents"/>
      <text:p text:style-name="P7"><draw:g text:anchor-type="as-char" draw:z-index="3" draw:name="Objet de groupe 4" draw:style-name="gr1"><draw:custom-shape draw:style-name="gr15" draw:text-style-name="P32" svg:width="3.832cm" svg:height="7.222cm" draw:transform="rotate (-0.265988178003936) translate (5.73263888888889cm -0.000430555555555657cm)"><text:p/>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</draw:custom-shape><draw:line draw:style-name="gr14" draw:text-style-name="P29" svg:x1="0cm" svg:y1="9.571cm" svg:x2="12.287cm" svg:y2="6.242cm"><text:p/></draw:line><draw:line draw:style-name="gr14" draw:text-style-name="P29" svg:x1="7.83cm" svg:y1="1.268cm" svg:x2="8.078cm" svg:y2="1.549cm"><text:p/></draw:line><draw:line draw:style-name="gr14" draw:text-style-name="P29" svg:x1="8.112cm" svg:y1="1.268cm" svg:x2="7.83cm" svg:y2="1.549cm"><text:p/></draw:line><draw:frame draw:style-name="gr16" draw:text-style-name="P31" svg:width="1.093cm" svg:height="1.027cm" svg:x="0.101cm" svg:y="8.184cm"><draw:text-box><text:p text:style-name="P30"><text:span text:style-name="T6">(d)</text:span></text:p></draw:text-box></draw:frame><draw:frame draw:style-name="gr17" draw:text-style-name="P31" svg:width="0.727cm" svg:height="1.027cm" svg:x="8.193cm" svg:y="0.312cm"><draw:text-box><text:p text:style-name="P30"><text:span text:style-name="T6">A</text:span></text:p></draw:text-box></draw:frame></draw:g></text:p>
      <text:p text:style-name="P1"><text:span text:style-name="T3">P</text:span>lacer la règle pour mesurer la distance entre le point A et la droite (d) :</text:p>
      <text:p text:style-name="Table_20_Contents"/>
      <text:p text:style-name="Table_20_Contents"/>
      <text:p text:style-name="Table_20_Contents"/>
      <text:p text:style-name="Table_20_Contents"/>
      <text:p text:style-name="P7"><draw:g text:anchor-type="as-char" draw:z-index="4" draw:name="Forme5" draw:style-name="gr1"><draw:line draw:style-name="gr14" draw:text-style-name="P29" svg:x1="0.384cm" svg:y1="6.631cm" svg:x2="11.651cm" svg:y2="3.578cm"><text:p/></draw:line><draw:frame draw:style-name="gr11" draw:text-style-name="P31" svg:width="1.35cm" svg:height="1.269cm" svg:x="0cm" svg:y="5.267cm"><draw:text-box><text:p text:style-name="P30"><text:span text:style-name="T6">(d)</text:span></text:p></draw:text-box></draw:frame><draw:frame draw:style-name="gr12" draw:text-style-name="P31" svg:width="0.9cm" svg:height="1.269cm" svg:x="8.042cm" svg:y="0cm"><draw:text-box><text:p text:style-name="P30"><text:span text:style-name="T6">A</text:span></text:p></draw:text-box></draw:frame><draw:line draw:style-name="gr14" draw:text-style-name="P29" svg:x1="7.738cm" svg:y1="0.987cm" svg:x2="7.994cm" svg:y2="1.277cm"><text:p/></draw:line><draw:line draw:style-name="gr14" draw:text-style-name="P29" svg:x1="8.029cm" svg:y1="0.987cm" svg:x2="7.738cm" svg:y2="1.277cm"><text:p/></draw:line></draw:g></text:p>
      <text:p text:style-name="P1"><text:span text:style-name="T3">P</text:span>lacer la règle pour mesurer la distance entre le point A et la droite (d) :</text:p>
      <text:p text:style-name="Table_20_Contents"/>
      <text:p text:style-name="P7"><draw:g text:anchor-type="as-char" draw:z-index="5" draw:name="Objet de groupe 6" draw:style-name="gr1"><draw:custom-shape draw:style-name="gr6" draw:text-style-name="P25" svg:width="0.726cm" svg:height="0.682cm" draw:transform="skewX (-0.00261799387799148) rotate (0.260926723173152) translate (7.91633333333333cm 8.551125cm)"><text:p/><draw:enhanced-geometry svg:viewBox="0 0 21600 21600" draw:type="rectangle" draw:enhanced-path="M 0 0 L 21600 0 21600 21600 0 21600 0 0 Z N"/></draw:custom-shape><draw:g draw:style-name="gr7"><draw:custom-shape draw:style-name="gr8" draw:text-style-name="P28" svg:width="9.85cm" svg:height="1.13cm" draw:transform="skewX (0.0015707963267948) rotate (1.83783170235003) translate (8.99759722222222cm 9.79643055555555cm)"><text:p/><draw:enhanced-geometry svg:viewBox="0 0 21600 21600" draw:mirror-horizontal="false" draw:mirror-vertical="false" draw:type="rectangle" draw:enhanced-path="M 0 0 L 21600 0 21600 21600 0 21600 0 0 Z N"/></draw:custom-shape><draw:g draw:style-name="gr7"><draw:line draw:style-name="gr9" draw:text-style-name="P29" svg:x1="8.998cm" svg:y1="9.794cm" svg:x2="9.256cm" svg:y2="9.724cm"><text:p/></draw:line><draw:line draw:style-name="gr10" draw:text-style-name="P29" svg:x1="8.929cm" svg:y1="9.547cm" svg:x2="9.187cm" svg:y2="9.477cm"><text:p/></draw:line><draw:line draw:style-name="gr9" draw:text-style-name="P29" svg:x1="8.86cm" svg:y1="9.293cm" svg:x2="9.118cm" svg:y2="9.223cm"><text:p/></draw:line><draw:line draw:style-name="gr10" draw:text-style-name="P29" svg:x1="8.791cm" svg:y1="9.042cm" svg:x2="9.049cm" svg:y2="8.972cm"><text:p/></draw:line><draw:line draw:style-name="gr9" draw:text-style-name="P29" svg:x1="8.724cm" svg:y1="8.792cm" svg:x2="8.982cm" svg:y2="8.722cm"><text:p/></draw:line><draw:line draw:style-name="gr10" draw:text-style-name="P29" svg:x1="8.655cm" svg:y1="8.54cm" svg:x2="8.913cm" svg:y2="8.47cm"><text:p/></draw:line><draw:line draw:style-name="gr9" draw:text-style-name="P29" svg:x1="8.586cm" svg:y1="8.295cm" svg:x2="8.844cm" svg:y2="8.225cm"><text:p/></draw:line><draw:line draw:style-name="gr10" draw:text-style-name="P29" svg:x1="8.519cm" svg:y1="8.046cm" svg:x2="8.777cm" svg:y2="7.976cm"><text:p/></draw:line><draw:line draw:style-name="gr9" draw:text-style-name="P29" svg:x1="8.45cm" svg:y1="7.796cm" svg:x2="8.708cm" svg:y2="7.726cm"><text:p/></draw:line><draw:line draw:style-name="gr10" draw:text-style-name="P29" svg:x1="8.382cm" svg:y1="7.546cm" svg:x2="8.64cm" svg:y2="7.476cm"><text:p/></draw:line><draw:line draw:style-name="gr9" draw:text-style-name="P29" svg:x1="8.313cm" svg:y1="7.298cm" svg:x2="8.571cm" svg:y2="7.228cm"><text:p/></draw:line><draw:line draw:style-name="gr10" draw:text-style-name="P29" svg:x1="8.246cm" svg:y1="7.045cm" svg:x2="8.504cm" svg:y2="6.975cm"><text:p/></draw:line><draw:line draw:style-name="gr9" draw:text-style-name="P29" svg:x1="8.177cm" svg:y1="6.796cm" svg:x2="8.435cm" svg:y2="6.726cm"><text:p/></draw:line><draw:line draw:style-name="gr10" draw:text-style-name="P29" svg:x1="8.108cm" svg:y1="6.544cm" svg:x2="8.366cm" svg:y2="6.474cm"><text:p/></draw:line><draw:line draw:style-name="gr9" draw:text-style-name="P29" svg:x1="8.041cm" svg:y1="6.293cm" svg:x2="8.299cm" svg:y2="6.223cm"><text:p/></draw:line><draw:line draw:style-name="gr10" draw:text-style-name="P29" svg:x1="7.972cm" svg:y1="6.044cm" svg:x2="8.23cm" svg:y2="5.974cm"><text:p/></draw:line><draw:line draw:style-name="gr9" draw:text-style-name="P29" svg:x1="7.903cm" svg:y1="5.797cm" svg:x2="8.161cm" svg:y2="5.727cm"><text:p/></draw:line><draw:line draw:style-name="gr10" draw:text-style-name="P29" svg:x1="7.834cm" svg:y1="5.547cm" svg:x2="8.092cm" svg:y2="5.477cm"><text:p/></draw:line><draw:line draw:style-name="gr9" draw:text-style-name="P29" svg:x1="7.767cm" svg:y1="5.296cm" svg:x2="8.025cm" svg:y2="5.226cm"><text:p/></draw:line><draw:line draw:style-name="gr10" draw:text-style-name="P29" svg:x1="7.698cm" svg:y1="5.049cm" svg:x2="7.956cm" svg:y2="4.979cm"><text:p/></draw:line><draw:line draw:style-name="gr9" draw:text-style-name="P29" svg:x1="7.63cm" svg:y1="4.797cm" svg:x2="7.888cm" svg:y2="4.727cm"><text:p/></draw:line><draw:line draw:style-name="gr10" draw:text-style-name="P29" svg:x1="7.562cm" svg:y1="4.55cm" svg:x2="7.82cm" svg:y2="4.48cm"><text:p/></draw:line><draw:line draw:style-name="gr9" draw:text-style-name="P29" svg:x1="7.494cm" svg:y1="4.298cm" svg:x2="7.752cm" svg:y2="4.228cm"><text:p/></draw:line><draw:line draw:style-name="gr10" draw:text-style-name="P29" svg:x1="7.425cm" svg:y1="4.049cm" svg:x2="7.683cm" svg:y2="3.979cm"><text:p/></draw:line><draw:line draw:style-name="gr9" draw:text-style-name="P29" svg:x1="7.356cm" svg:y1="3.795cm" svg:x2="7.614cm" svg:y2="3.725cm"><text:p/></draw:line><draw:line draw:style-name="gr10" draw:text-style-name="P29" svg:x1="7.289cm" svg:y1="3.545cm" svg:x2="7.547cm" svg:y2="3.475cm"><text:p/></draw:line><draw:line draw:style-name="gr9" draw:text-style-name="P29" svg:x1="7.22cm" svg:y1="3.294cm" svg:x2="7.478cm" svg:y2="3.224cm"><text:p/></draw:line><draw:line draw:style-name="gr10" draw:text-style-name="P29" svg:x1="7.151cm" svg:y1="3.048cm" svg:x2="7.409cm" svg:y2="2.978cm"><text:p/></draw:line><draw:line draw:style-name="gr9" draw:text-style-name="P29" svg:x1="7.084cm" svg:y1="2.799cm" svg:x2="7.342cm" svg:y2="2.729cm"><text:p/></draw:line><draw:line draw:style-name="gr10" draw:text-style-name="P29" svg:x1="7.015cm" svg:y1="2.549cm" svg:x2="7.273cm" svg:y2="2.479cm"><text:p/></draw:line><draw:line draw:style-name="gr9" draw:text-style-name="P29" svg:x1="6.946cm" svg:y1="2.301cm" svg:x2="7.204cm" svg:y2="2.231cm"><text:p/></draw:line><draw:line draw:style-name="gr10" draw:text-style-name="P29" svg:x1="6.877cm" svg:y1="2.048cm" svg:x2="7.135cm" svg:y2="1.978cm"><text:p/></draw:line><draw:line draw:style-name="gr9" draw:text-style-name="P29" svg:x1="6.81cm" svg:y1="1.8cm" svg:x2="7.068cm" svg:y2="1.73cm"><text:p/></draw:line><draw:line draw:style-name="gr10" draw:text-style-name="P29" svg:x1="6.741cm" svg:y1="1.553cm" svg:x2="6.999cm" svg:y2="1.483cm"><text:p/></draw:line><draw:line draw:style-name="gr9" draw:text-style-name="P29" svg:x1="6.673cm" svg:y1="1.299cm" svg:x2="6.931cm" svg:y2="1.229cm"><text:p/></draw:line><draw:line draw:style-name="gr10" draw:text-style-name="P29" svg:x1="6.605cm" svg:y1="1.046cm" svg:x2="6.863cm" svg:y2="0.976cm"><text:p/></draw:line><draw:line draw:style-name="gr9" draw:text-style-name="P29" svg:x1="6.537cm" svg:y1="0.795cm" svg:x2="6.795cm" svg:y2="0.725cm"><text:p/></draw:line><draw:line draw:style-name="gr10" draw:text-style-name="P29" svg:x1="6.468cm" svg:y1="0.553cm" svg:x2="6.726cm" svg:y2="0.483cm"><text:p/></draw:line><draw:line draw:style-name="gr9" draw:text-style-name="P29" svg:x1="6.399cm" svg:y1="0.299cm" svg:x2="6.657cm" svg:y2="0.229cm"><text:p/></draw:line><draw:line draw:style-name="gr9" draw:text-style-name="P29" svg:x1="9.254cm" svg:y1="9.723cm" svg:x2="6.657cm" svg:y2="0.229cm"><text:p/></draw:line></draw:g></draw:g><draw:frame draw:style-name="gr11" draw:text-style-name="P31" svg:width="1.35cm" svg:height="1.269cm" svg:x="0cm" svg:y="9.925cm"><draw:text-box><text:p text:style-name="P30"><text:span text:style-name="T6">(d)</text:span></text:p></draw:text-box></draw:frame><draw:frame draw:style-name="gr12" draw:text-style-name="P31" svg:width="0.9cm" svg:height="1.269cm" svg:x="8.042cm" svg:y="4.658cm"><draw:text-box><text:p text:style-name="P30"><text:span text:style-name="T6">A</text:span></text:p></draw:text-box></draw:frame><draw:line draw:style-name="gr13" draw:text-style-name="P29" svg:x1="7.898cm" svg:y1="5.817cm" svg:x2="8.768cm" svg:y2="9.006cm"><text:p/></draw:line><draw:line draw:style-name="gr14" draw:text-style-name="P29" svg:x1="7.738cm" svg:y1="5.645cm" svg:x2="7.994cm" svg:y2="5.935cm"><text:p/></draw:line><draw:line draw:style-name="gr14" draw:text-style-name="P29" svg:x1="8.029cm" svg:y1="5.645cm" svg:x2="7.738cm" svg:y2="5.935cm"><text:p/></draw:line><draw:line draw:style-name="gr14" draw:text-style-name="P29" svg:x1="0.384cm" svg:y1="11.29cm" svg:x2="11.651cm" svg:y2="8.237cm"><text:p/></draw:line></draw:g></text:p>
      <text:p text:style-name="P12">Deux droites sont parallèles lorsque…</text:p>
      <text:p text:style-name="P13"/>
      <text:p text:style-name="P19"/>
      <text:p text:style-name="P20"/>
      <text:p text:style-name="P20"/>
      <text:p text:style-name="P13">Deux droites sont parallèles lorsque…</text:p>
      <text:p text:style-name="P13"/>
      <text:p text:style-name="P19"/>
      <text:p text:style-name="P19"/>
      <text:p text:style-name="P8">(Rappel, il y a deux définitions!)</text:p>
      <text:p text:style-name="P11">Deux droites sont parallèles lorsque…</text:p>
      <text:p text:style-name="P10"/>
      <text:p text:style-name="Réponse">elles ont la même direction</text:p>
      <text:p text:style-name="P14"/>
      <text:p text:style-name="P14"/>
      <text:p text:style-name="P9">Deux droites sont parallèles lorsque…</text:p>
      <text:p text:style-name="P9"/>
      <text:p text:style-name="Réponse">elles ne sont pas sécantes</text:p>
      <text:p text:style-name="Réponse"/>
      <text:p text:style-name="P15">Quelle propriété permet de montrer que deux droites sont perpendiculaires ?</text:p>
      <text:p text:style-name="P15">Quelle propriété permet de montrer que deux droites sont perpendiculaires ?</text:p>
      <text:p text:style-name="P16"/>
      <text:p text:style-name="Réponse">Si deux droites sont parallèles, toute droite perpendiculaire à l’une est perpendiculaire à l’autre.</text:p>
      <text:p text:style-name="P15">Quelles sont les deux propriétés qui permettent de montrer que deux droites sont parallèles ?</text:p>
      <text:p text:style-name="P18">Quelles sont les deux propriétés qui permettent de montrer que deux droites sont parallèles ?</text:p>
      <text:p text:style-name="P17"/>
      <text:p text:style-name="P21">Deux droites parallèles à une même droite, sont parallèles entre elles.</text:p>
      <text:p text:style-name="P21"/>
      <text:p text:style-name="P21">Deux droites perpendiculaires à une même droite, sont parallèles entre elles.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start" style:justify-single-word="false" style:page-number="auto"/>
      <style:text-properties style:font-name="Liberation Sans2" fo:font-family="'Liberation Sans'" style:font-style-name="Normal" style:font-family-generic="swiss" style:font-pitch="variable" fo:font-size="4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Réponse" style:family="paragraph" style:parent-style-name="Standard">
      <style:paragraph-properties fo:margin-top="0cm" fo:margin-bottom="0cm" style:contextual-spacing="false" fo:text-align="center" style:justify-single-word="false"/>
      <style:text-properties fo:color="#7b3d00" loext:opacity="100%" style:font-name="Liberation Sans2" fo:font-family="'Liberation Sans'" style:font-style-name="Normal" style:font-family-generic="swiss" style:font-pitch="variable" fo:font-size="40pt" officeooo:rsid="000a0f9a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  <style:text-properties fo:font-size="4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Réponse" style:family="text">
      <style:text-properties fo:color="#7b3d00" loext:opacity="100%" style:font-name="Liberation Sans2" fo:font-family="'Liberation Sans'" style:font-style-name="Normal" style:font-family-generic="swiss" style:font-pitch="variable" fo:font-size="60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4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14"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4P0"/>
    </number:currency-style>
    <number:currency-style style:name="N113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3"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3P0"/>
    </number:currency-style>
    <number:currency-style style:name="N112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12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2P0"/>
    </number:currency-style>
    <number:currency-style style:name="N110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0P0"/>
    </number:currency-style>
    <number:currency-style style:name="N108P0" style:volatile="true">
      <number:number number:decimal-places="2" number:min-decimal-places="0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08">
      <style:text-properties fo:color="#ff0000"/>
      <number:text>-</number:text>
      <number:number number:decimal-places="2" number:min-decimal-places="0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08P0"/>
    </number:currency-style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8T15:17:39.960444928</meta:creation-date>
    <dc:date>2023-10-23T17:52:18.880930924</dc:date>
    <meta:editing-duration>PT2H59M2S</meta:editing-duration>
    <meta:editing-cycles>28</meta:editing-cycles>
    <meta:generator>LibreOffice/7.3.7.2$Linux_X86_64 LibreOffice_project/30$Build-2</meta:generator>
    <meta:print-date>2023-10-22T15:24:41.887704698</meta:print-date>
    <meta:document-statistic meta:table-count="2" meta:image-count="0" meta:object-count="1" meta:page-count="15" meta:paragraph-count="47" meta:word-count="245" meta:character-count="1515" meta:non-whitespace-character-count="1301"/>
  </office:meta>
</office:document-meta>
</file>

<file path=Object 1/content.xml><?xml version="1.0" encoding="utf-8"?>
<math xmlns="http://www.w3.org/1998/Math/MathML" display="block">
  <semantics>
    <mstyle mathcolor="#B85C00">
      <mrow>
        <mrow/>
        <mo stretchy="false">⊥</mo>
        <mrow/>
      </mrow>
    </mstyle>
    <annotation encoding="StarMath 5.0">color hex B85C00 {{}ortho{}}</annotation>
  </semantics>
</math>
</file>